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5.1571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1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2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9"/>
        <table:table-column table:style-name="co2" table:number-columns-repeated="5" table:default-cell-style-name="Default"/>
        <table:table-row table:style-name="ro1">
          <table:table-cell table:style-name="ce2" office:value-type="string" calcext:value-type="string">
            <text:p>MFR 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table:style-name="ce10" office:value-type="string" calcext:value-type="string">
            <text:p>Extended fee per unit</text:p>
          </table:table-cell>
          <table:table-cell table:style-name="ce18" office:value-type="string" calcext:value-type="string">
            <text:p>Notes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  <table:table-cell table:number-columns-repeated="2"/>
          <table:table-cell table:style-name="ce39" office:value-type="string" calcext:value-type="string" table:number-columns-spanned="3" table:number-rows-spanned="1">
            <text:p>Price by quantit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TM32L011F4P6TR</text:p>
          </table:table-cell>
          <table:table-cell office:value-type="string" calcext:value-type="string">
            <text:p>C503083</text:p>
          </table:table-cell>
          <table:table-cell table:formula="of:=IF([.D3]*[.B34]&lt;10; 1.17; 0.972)" office:value-type="float" office:value="0.972" calcext:value-type="float">
            <text:p>0.97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3]*[.D3]" office:value-type="float" office:value="0.972" calcext:value-type="float">
            <text:p>0.97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3]=&quot;y&quot;;3;0)" office:value-type="float" office:value="3" calcext:value-type="float">
            <text:p>3</text:p>
          </table:table-cell>
          <table:table-cell table:style-name="ce12" table:formula="of:=[.G3]/[.$B$34]" office:value-type="float" office:value="0.3" calcext:value-type="float">
            <text:p>0.3</text:p>
          </table:table-cell>
          <table:table-cell table:style-name="ce20" office:value-type="string" calcext:value-type="string">
            <text:p>Microcontroller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office:value-type="string" calcext:value-type="string">
            <text:p>CH340N</text:p>
          </table:table-cell>
          <table:table-cell office:value-type="string" calcext:value-type="string">
            <text:p>C2977777</text:p>
          </table:table-cell>
          <table:table-cell table:formula="of:=IF([.D4]*[.$B$34]&lt;10; 0.51; 0.4305)" office:value-type="float" office:value="0.4305" calcext:value-type="float">
            <text:p>0.430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4305" calcext:value-type="float">
            <text:p>0.430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34]" office:value-type="float" office:value="0.3" calcext:value-type="float">
            <text:p>0.3</text:p>
          </table:table-cell>
          <table:table-cell office:value-type="string" calcext:value-type="string">
            <text:p>Usb-uart convert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$E$32]+[.$G$32]/[.L4]+2/5)*1.55 + [.$B$35]/[.L4]" office:value-type="float" office:value="15.85279" calcext:value-type="float">
            <text:p>15.85279</text:p>
          </table:table-cell>
          <table:table-cell/>
        </table:table-row>
        <table:table-row table:style-name="ro2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table:formula="of:=[.C5]*[.D5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5]=&quot;y&quot;;3;0)" office:value-type="float" office:value="0" calcext:value-type="float">
            <text:p>0</text:p>
          </table:table-cell>
          <table:table-cell table:style-name="ce12" table:formula="of:=[.G5]/[.$B$34]" office:value-type="float" office:value="0" calcext:value-type="float">
            <text:p>0</text:p>
          </table:table-cell>
          <table:table-cell table:style-name="ce20"/>
          <table:table-cell table:number-columns-repeated="2"/>
          <table:table-cell office:value-type="float" office:value="10" calcext:value-type="float">
            <text:p>10</text:p>
          </table:table-cell>
          <table:table-cell table:formula="of:=([.$E$32]+[.$G$32]/[.L5]+2/5)*1.55 + [.$B$35]/[.L5]" office:value-type="float" office:value="10.56279" calcext:value-type="float">
            <text:p>10.56279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.C6]*[.D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[.$E$32]+[.$G$32]/[.L6]+2/5)*1.55 + [.$B$35]/[.L6]" office:value-type="float" office:value="8.79945666666667" calcext:value-type="float">
            <text:p>8.79945666666667</text:p>
          </table:table-cell>
          <table:table-cell/>
        </table:table-row>
        <table:table-row table:style-name="ro3">
          <table:table-cell office:value-type="string" calcext:value-type="string">
            <text:p>CL21A106KAYNNNE</text:p>
          </table:table-cell>
          <table:table-cell office:value-type="string" calcext:value-type="string">
            <text:p>C15850</text:p>
          </table:table-cell>
          <table:table-cell office:value-type="float" office:value="0.0108" calcext:value-type="float">
            <text:p>0.010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7]*[.D7]" office:value-type="float" office:value="0.0324" calcext:value-type="float">
            <text:p>0.0324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7]=&quot;y&quot;;3;0)" office:value-type="float" office:value="0" calcext:value-type="float">
            <text:p>0</text:p>
          </table:table-cell>
          <table:table-cell table:style-name="ce12" table:formula="of:=[.G7]/[.$B$34]" office:value-type="float" office:value="0" calcext:value-type="float">
            <text:p>0</text:p>
          </table:table-cell>
          <table:table-cell table:style-name="ce20" office:value-type="string" calcext:value-type="string">
            <text:p>10uF cap</text:p>
          </table:table-cell>
          <table:table-cell table:number-columns-repeated="2"/>
          <table:table-cell table:formula="of:=[.L6]+5" office:value-type="float" office:value="20" calcext:value-type="float">
            <text:p>20</text:p>
          </table:table-cell>
          <table:table-cell table:formula="of:=([.$E$32]+[.$G$32]/[.L7]+2/5)*1.55 + [.$B$35]/[.L7]" office:value-type="float" office:value="7.91779" calcext:value-type="float">
            <text:p>7.91779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.C8]*[.D8]" office:value-type="float" office:value="0.0022" calcext:value-type="float">
            <text:p>0.0022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office:value-type="string" calcext:value-type="string">
            <text:p>100nF 0402</text:p>
          </table:table-cell>
          <table:table-cell table:number-columns-repeated="2"/>
          <table:table-cell table:formula="of:=[.L7]+5" office:value-type="float" office:value="25" calcext:value-type="float">
            <text:p>25</text:p>
          </table:table-cell>
          <table:table-cell table:formula="of:=([.$E$32]+[.$G$32]/[.L8]+2/5)*1.55 + [.$B$35]/[.L8]" office:value-type="float" office:value="7.38879" calcext:value-type="float">
            <text:p>7.38879</text:p>
          </table:table-cell>
          <table:table-cell/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9]=&quot;y&quot;;3;0)" office:value-type="float" office:value="3" calcext:value-type="float">
            <text:p>3</text:p>
          </table:table-cell>
          <table:table-cell table:style-name="ce12" table:formula="of:=[.G9]/[.$B$34]" office:value-type="float" office:value="0.3" calcext:value-type="float">
            <text:p>0.3</text:p>
          </table:table-cell>
          <table:table-cell table:style-name="ce20" office:value-type="string" calcext:value-type="string">
            <text:p>USB Connector</text:p>
          </table:table-cell>
          <table:table-cell table:number-columns-repeated="2"/>
          <table:table-cell table:formula="of:=[.L8]+5" office:value-type="float" office:value="30" calcext:value-type="float">
            <text:p>30</text:p>
          </table:table-cell>
          <table:table-cell table:formula="of:=([.$E$32]+[.$G$32]/[.L9]+2/5)*1.55 + [.$B$35]/[.L9]" office:value-type="float" office:value="7.03612333333333" calcext:value-type="float">
            <text:p>7.03612333333333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  <table:table-cell table:number-columns-repeated="2"/>
          <table:table-cell table:formula="of:=[.L9]+5" office:value-type="float" office:value="35" calcext:value-type="float">
            <text:p>35</text:p>
          </table:table-cell>
          <table:table-cell table:formula="of:=([.$E$32]+[.$G$32]/[.L10]+2/5)*1.55 + [.$B$35]/[.L10]" office:value-type="float" office:value="6.78421857142857" calcext:value-type="float">
            <text:p>6.78421857142857</text:p>
          </table:table-cell>
          <table:table-cell/>
        </table:table-row>
        <table:table-row table:style-name="ro1">
          <table:table-cell table:style-name="ce5" office:value-type="string" calcext:value-type="string">
            <text:p>CMI201209U2R7KT</text:p>
          </table:table-cell>
          <table:table-cell table:style-name="ce12"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1]*[.D11]" office:value-type="float" office:value="0.0082" calcext:value-type="float">
            <text:p>0.008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11]=&quot;y&quot;;3;0)" office:value-type="float" office:value="3" calcext:value-type="float">
            <text:p>3</text:p>
          </table:table-cell>
          <table:table-cell table:style-name="ce12" table:formula="of:=[.G11]/[.$B$34]" office:value-type="float" office:value="0.3" calcext:value-type="float">
            <text:p>0.3</text:p>
          </table:table-cell>
          <table:table-cell table:style-name="ce20" office:value-type="string" calcext:value-type="string">
            <text:p>Boost converter inductor</text:p>
          </table:table-cell>
          <table:table-cell table:number-columns-repeated="2"/>
          <table:table-cell table:formula="of:=[.L10]+5" office:value-type="float" office:value="40" calcext:value-type="float">
            <text:p>40</text:p>
          </table:table-cell>
          <table:table-cell table:formula="of:=([.$E$32]+[.$G$32]/[.L11]+2/5)*1.55 + [.$B$35]/[.L11]" office:value-type="float" office:value="6.59529" calcext:value-type="float">
            <text:p>6.59529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0015" calcext:value-type="float">
            <text:p>0.0015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34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  <table:table-cell table:number-columns-repeated="2"/>
          <table:table-cell table:formula="of:=[.L11]+5" office:value-type="float" office:value="45" calcext:value-type="float">
            <text:p>45</text:p>
          </table:table-cell>
          <table:table-cell table:formula="of:=([.$E$32]+[.$G$32]/[.L12]+2/5)*1.55 + [.$B$35]/[.L12]" office:value-type="float" office:value="6.44834555555556" calcext:value-type="float">
            <text:p>6.44834555555556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3]*[.D13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3]=&quot;y&quot;;3;0)" office:value-type="float" office:value="0" calcext:value-type="float">
            <text:p>0</text:p>
          </table:table-cell>
          <table:table-cell table:style-name="ce12" table:formula="of:=[.G13]/[.$B$34]" office:value-type="float" office:value="0" calcext:value-type="float">
            <text:p>0</text:p>
          </table:table-cell>
          <table:table-cell table:style-name="ce20" office:value-type="string" calcext:value-type="string">
            <text:p>1k resistor</text:p>
          </table:table-cell>
          <table:table-cell table:number-columns-repeated="2"/>
          <table:table-cell table:formula="of:=[.L12]+5" office:value-type="float" office:value="50" calcext:value-type="float">
            <text:p>50</text:p>
          </table:table-cell>
          <table:table-cell table:formula="of:=([.$E$32]+[.$G$32]/[.L13]+2/5)*1.55 + [.$B$35]/[.L13]" office:value-type="float" office:value="6.33079" calcext:value-type="float">
            <text:p>6.33079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34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  <table:table-cell table:number-columns-repeated="2"/>
          <table:table-cell table:formula="of:=[.L13]+5" office:value-type="float" office:value="55" calcext:value-type="float">
            <text:p>55</text:p>
          </table:table-cell>
          <table:table-cell table:formula="of:=([.$E$32]+[.$G$32]/[.L14]+2/5)*1.55 + [.$B$35]/[.L14]" office:value-type="float" office:value="6.23460818181818" calcext:value-type="float">
            <text:p>6.23460818181818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5]*[.D15]" office:value-type="float" office:value="0.0005" calcext:value-type="float">
            <text:p>0.0005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15]=&quot;y&quot;;3;0)" office:value-type="float" office:value="0" calcext:value-type="float">
            <text:p>0</text:p>
          </table:table-cell>
          <table:table-cell table:style-name="ce12" table:formula="of:=[.G15]/[.$B$34]" office:value-type="float" office:value="0" calcext:value-type="float">
            <text:p>0</text:p>
          </table:table-cell>
          <table:table-cell table:style-name="ce20" office:value-type="string" calcext:value-type="string">
            <text:p>470k resistor</text:p>
          </table:table-cell>
          <table:table-cell table:number-columns-repeated="2"/>
          <table:table-cell table:formula="of:=[.L14]+5" office:value-type="float" office:value="60" calcext:value-type="float">
            <text:p>60</text:p>
          </table:table-cell>
          <table:table-cell table:formula="of:=([.$E$32]+[.$G$32]/[.L15]+2/5)*1.55 + [.$B$35]/[.L15]" office:value-type="float" office:value="6.15445666666667" calcext:value-type="float">
            <text:p>6.15445666666667</text:p>
          </table:table-cell>
          <table:table-cell/>
        </table:table-row>
        <table:table-row table:style-name="ro1"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34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  <table:table-cell table:number-columns-repeated="2"/>
          <table:table-cell table:formula="of:=[.L15]+5" office:value-type="float" office:value="65" calcext:value-type="float">
            <text:p>65</text:p>
          </table:table-cell>
          <table:table-cell table:formula="of:=([.$E$32]+[.$G$32]/[.L16]+2/5)*1.55 + [.$B$35]/[.L16]" office:value-type="float" office:value="6.08663615384615" calcext:value-type="float">
            <text:p>6.08663615384615</text:p>
          </table:table-cell>
          <table:table-cell/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D17]" office:value-type="float" office:value="0.001" calcext:value-type="float">
            <text:p>0.001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7]=&quot;y&quot;;3;0)" office:value-type="float" office:value="0" calcext:value-type="float">
            <text:p>0</text:p>
          </table:table-cell>
          <table:table-cell table:style-name="ce12" table:formula="of:=[.G17]/[.$B$34]" office:value-type="float" office:value="0" calcext:value-type="float">
            <text:p>0</text:p>
          </table:table-cell>
          <table:table-cell table:style-name="ce20" office:value-type="string" calcext:value-type="string">
            <text:p>330R resistor</text:p>
          </table:table-cell>
          <table:table-cell table:number-columns-repeated="2"/>
          <table:table-cell table:formula="of:=[.L16]+5" office:value-type="float" office:value="70" calcext:value-type="float">
            <text:p>70</text:p>
          </table:table-cell>
          <table:table-cell table:formula="of:=([.$E$32]+[.$G$32]/[.L17]+2/5)*1.55 + [.$B$35]/[.L17]" office:value-type="float" office:value="6.02850428571429" calcext:value-type="float">
            <text:p>6.02850428571429</text:p>
          </table:table-cell>
          <table:table-cell/>
        </table:table-row>
        <table:table-row table:style-name="ro1">
          <table:table-cell table:style-name="ce6" office:value-type="string" calcext:value-type="string">
            <text:p>TPS61023DRLR</text:p>
          </table:table-cell>
          <table:table-cell table:style-name="ce11" office:value-type="string" calcext:value-type="string">
            <text:p>C919459</text:p>
          </table:table-cell>
          <table:table-cell table:style-name="ce11"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34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  <table:table-cell table:number-columns-repeated="2"/>
          <table:table-cell table:formula="of:=[.L17]+5" office:value-type="float" office:value="75" calcext:value-type="float">
            <text:p>75</text:p>
          </table:table-cell>
          <table:table-cell table:formula="of:=([.$E$32]+[.$G$32]/[.L18]+2/5)*1.55 + [.$B$35]/[.L18]" office:value-type="float" office:value="5.97812333333333" calcext:value-type="float">
            <text:p>5.97812333333333</text:p>
          </table:table-cell>
          <table:table-cell/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9]*[.D19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9]=&quot;y&quot;;3;0)" office:value-type="float" office:value="0" calcext:value-type="float">
            <text:p>0</text:p>
          </table:table-cell>
          <table:table-cell table:style-name="ce12" table:formula="of:=[.G19]/[.$B$34]" office:value-type="float" office:value="0" calcext:value-type="float">
            <text:p>0</text:p>
          </table:table-cell>
          <table:table-cell table:style-name="ce20" office:value-type="string" calcext:value-type="string">
            <text:p>Pushbutton</text:p>
          </table:table-cell>
          <table:table-cell table:number-columns-repeated="2"/>
          <table:table-cell table:formula="of:=[.L18]+5" office:value-type="float" office:value="80" calcext:value-type="float">
            <text:p>80</text:p>
          </table:table-cell>
          <table:table-cell table:formula="of:=([.$E$32]+[.$G$32]/[.L19]+2/5)*1.55 + [.$B$35]/[.L19]" office:value-type="float" office:value="5.93404" calcext:value-type="float">
            <text:p>5.93404</text:p>
          </table:table-cell>
          <table:table-cell/>
        </table:table-row>
        <table:table-row table:style-name="ro1">
          <table:table-cell office:value-type="string" calcext:value-type="string">
            <text:p>0402WGF1500TCE</text:p>
          </table:table-cell>
          <table:table-cell office:value-type="string" calcext:value-type="string">
            <text:p>C25082</text:p>
          </table:table-cell>
          <table:table-cell table:style-name="ce11"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0006" calcext:value-type="float">
            <text:p>0.00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office:value-type="string" calcext:value-type="string">
            <text:p>0402 150R</text:p>
          </table:table-cell>
          <table:table-cell table:number-columns-repeated="2"/>
          <table:table-cell table:formula="of:=[.L19]+5" office:value-type="float" office:value="85" calcext:value-type="float">
            <text:p>85</text:p>
          </table:table-cell>
          <table:table-cell table:formula="of:=([.$E$32]+[.$G$32]/[.L20]+2/5)*1.55 + [.$B$35]/[.L20]" office:value-type="float" office:value="5.89514294117647" calcext:value-type="float">
            <text:p>5.89514294117647</text:p>
          </table:table-cell>
          <table:table-cell/>
        </table:table-row>
        <table:table-row table:style-name="ro1">
          <table:table-cell office:value-type="string" calcext:value-type="string">
            <text:p>0603WAF2400T5E</text:p>
          </table:table-cell>
          <table:table-cell office:value-type="string" calcext:value-type="string">
            <text:p>C23350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1]*[.D21]" office:value-type="float" office:value="0.001" calcext:value-type="float">
            <text:p>0.001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21]=&quot;y&quot;;3;0)" office:value-type="float" office:value="0" calcext:value-type="float">
            <text:p>0</text:p>
          </table:table-cell>
          <table:table-cell table:style-name="ce12" table:formula="of:=[.G21]/[.$B$34]" office:value-type="float" office:value="0" calcext:value-type="float">
            <text:p>0</text:p>
          </table:table-cell>
          <table:table-cell table:style-name="ce20" office:value-type="string" calcext:value-type="string">
            <text:p>0603 240R</text:p>
          </table:table-cell>
          <table:table-cell table:number-columns-repeated="2"/>
          <table:table-cell table:formula="of:=[.L20]+5" office:value-type="float" office:value="90" calcext:value-type="float">
            <text:p>90</text:p>
          </table:table-cell>
          <table:table-cell table:formula="of:=([.$E$32]+[.$G$32]/[.L21]+2/5)*1.55 + [.$B$35]/[.L21]" office:value-type="float" office:value="5.86056777777778" calcext:value-type="float">
            <text:p>5.86056777777778</text:p>
          </table:table-cell>
          <table:table-cell/>
        </table:table-row>
        <table:table-row table:style-name="ro1">
          <table:table-cell office:value-type="string" calcext:value-type="string">
            <text:p>Q13FC13500004</text:p>
          </table:table-cell>
          <table:table-cell table:style-name="ce13" office:value-type="string" calcext:value-type="string">
            <text:p>C32346</text:p>
          </table:table-cell>
          <table:table-cell table:style-name="ce11" office:value-type="float" office:value="0.1772" calcext:value-type="float">
            <text:p>0.1772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0.1772" calcext:value-type="float">
            <text:p>0.1772</text:p>
          </table:table-cell>
          <table:table-cell office:value-type="string" calcext:value-type="string">
            <text:p>n</text:p>
          </table:table-cell>
          <table:table-cell table:formula="of:=IF([.F22]=&quot;y&quot;;3;0)" office:value-type="float" office:value="0" calcext:value-type="float">
            <text:p>0</text:p>
          </table:table-cell>
          <table:table-cell table:formula="of:=[.G22]/[.$B$34]" office:value-type="float" office:value="0" calcext:value-type="float">
            <text:p>0</text:p>
          </table:table-cell>
          <table:table-cell office:value-type="string" calcext:value-type="string">
            <text:p>32k crystal, 12.5pF load capacitence</text:p>
          </table:table-cell>
          <table:table-cell table:number-columns-repeated="2"/>
          <table:table-cell table:formula="of:=[.L21]+5" office:value-type="float" office:value="95" calcext:value-type="float">
            <text:p>95</text:p>
          </table:table-cell>
          <table:table-cell table:formula="of:=([.$E$32]+[.$G$32]/[.L22]+2/5)*1.55 + [.$B$35]/[.L22]" office:value-type="float" office:value="5.82963210526316" calcext:value-type="float">
            <text:p>5.82963210526316</text:p>
          </table:table-cell>
          <table:table-cell/>
        </table:table-row>
        <table:table-row table:style-name="ro1">
          <table:table-cell office:value-type="string" calcext:value-type="string">
            <text:p>CL05C100JB5NNNC</text:p>
          </table:table-cell>
          <table:table-cell office:value-type="string" calcext:value-type="string">
            <text:p>C32949</text:p>
          </table:table-cell>
          <table:table-cell office:value-type="float" office:value="0.0043" calcext:value-type="float">
            <text:p>0.004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23]*[.D23]" office:value-type="float" office:value="0.0086" calcext:value-type="float">
            <text:p>0.0086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3]=&quot;y&quot;;3;0)" office:value-type="float" office:value="0" calcext:value-type="float">
            <text:p>0</text:p>
          </table:table-cell>
          <table:table-cell table:style-name="ce12" table:formula="of:=[.G23]/[.$B$34]" office:value-type="float" office:value="0" calcext:value-type="float">
            <text:p>0</text:p>
          </table:table-cell>
          <table:table-cell table:style-name="ce20" office:value-type="string" calcext:value-type="string">
            <text:p>10pF crystal load caps, 0402</text:p>
          </table:table-cell>
          <table:table-cell table:number-columns-repeated="2"/>
          <table:table-cell table:formula="of:=[.L22]+5" office:value-type="float" office:value="100" calcext:value-type="float">
            <text:p>100</text:p>
          </table:table-cell>
          <table:table-cell table:formula="of:=([.$E$32]+[.$G$32]/[.L23]+2/5)*1.55 + [.$B$35]/[.L23]" office:value-type="float" office:value="5.80179" calcext:value-type="float">
            <text:p>5.80179</text:p>
          </table:table-cell>
          <table:table-cell/>
        </table:table-row>
        <table:table-row table:style-name="ro1">
          <table:table-cell table:style-name="ce6" office:value-type="string" calcext:value-type="string">
            <text:p>SS24</text:p>
          </table:table-cell>
          <table:table-cell table:style-name="ce11" office:value-type="string" calcext:value-type="string">
            <text:p>C7420362</text:p>
          </table:table-cell>
          <table:table-cell table:style-name="ce11" office:value-type="float" office:value="0.0222" calcext:value-type="float">
            <text:p>0.0222</text:p>
          </table:table-cell>
          <table:table-cell office:value-type="float" office:value="0" calcext:value-type="float">
            <text:p>0</text:p>
          </table:table-cell>
          <table:table-cell table:formula="of:=[.C24]*[.D24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24]=&quot;y&quot;;3;0)" office:value-type="float" office:value="0" calcext:value-type="float">
            <text:p>0</text:p>
          </table:table-cell>
          <table:table-cell table:formula="of:=[.G24]/[.$B$34]" office:value-type="float" office:value="0" calcext:value-type="float">
            <text:p>0</text:p>
          </table:table-cell>
          <table:table-cell office:value-type="string" calcext:value-type="string">
            <text:p>Reverse polarity protection diod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5]*[.D25]" office:value-type="float" office:value="0.0125" calcext:value-type="float">
            <text:p>0.0125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5]=&quot;y&quot;;3;0)" office:value-type="float" office:value="0" calcext:value-type="float">
            <text:p>0</text:p>
          </table:table-cell>
          <table:table-cell table:style-name="ce12" table:formula="of:=[.G25]/[.$B$34]" office:value-type="float" office:value="0" calcext:value-type="float">
            <text:p>0</text:p>
          </table:table-cell>
          <table:table-cell table:style-name="ce20" office:value-type="string" calcext:value-type="string">
            <text:p>Yellow indication 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T-0603R</text:p>
          </table:table-cell>
          <table:table-cell office:value-type="string" calcext:value-type="string">
            <text:p>C2286</text:p>
          </table:table-cell>
          <table:table-cell table:style-name="ce11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office:value-type="string" calcext:value-type="string">
            <text:p>Red 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T-0805G</text:p>
          </table:table-cell>
          <table:table-cell office:value-type="string" calcext:value-type="string">
            <text:p>C2297</text:p>
          </table:table-cell>
          <table:table-cell office:value-type="float" office:value="0.0107" calcext:value-type="float">
            <text:p>0.010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7]*[.D27]" office:value-type="float" office:value="0.0107" calcext:value-type="float">
            <text:p>0.0107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7]=&quot;y&quot;;3;0)" office:value-type="float" office:value="0" calcext:value-type="float">
            <text:p>0</text:p>
          </table:table-cell>
          <table:table-cell table:style-name="ce12" table:formula="of:=[.G27]/[.$B$34]" office:value-type="float" office:value="0" calcext:value-type="float">
            <text:p>0</text:p>
          </table:table-cell>
          <table:table-cell table:style-name="ce20" office:value-type="string" calcext:value-type="string">
            <text:p>Green 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S2115ADRBT</text:p>
          </table:table-cell>
          <table:table-cell office:value-type="string" calcext:value-type="string">
            <text:p>C2863458</text:p>
          </table:table-cell>
          <table:table-cell table:formula="of:=IF([.D28]*[.$B$34]&lt;10; 0.462; 0.4515)" office:value-type="float" office:value="0.4515" calcext:value-type="float">
            <text:p>0.4515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0.4515" calcext:value-type="float">
            <text:p>0.4515</text:p>
          </table:table-cell>
          <table:table-cell office:value-type="string" calcext:value-type="string">
            <text:p>y</text:p>
          </table:table-cell>
          <table:table-cell table:formula="of:=IF([.F28]=&quot;y&quot;;3;0)" office:value-type="float" office:value="3" calcext:value-type="float">
            <text:p>3</text:p>
          </table:table-cell>
          <table:table-cell table:formula="of:=[.G28]/[.$B$34]" office:value-type="float" office:value="0.3" calcext:value-type="float">
            <text:p>0.3</text:p>
          </table:table-cell>
          <table:table-cell office:value-type="string" calcext:value-type="string">
            <text:p>Power mu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02WGF4700TCE</text:p>
          </table:table-cell>
          <table:table-cell office:value-type="string" calcext:value-type="string">
            <text:p>C25117</text:p>
          </table:table-cell>
          <table:table-cell office:value-type="float" office:value="0.0006" calcext:value-type="float">
            <text:p>0.000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9]*[.D29]" office:value-type="float" office:value="0.0006" calcext:value-type="float">
            <text:p>0.0006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9]=&quot;y&quot;;3;0)" office:value-type="float" office:value="0" calcext:value-type="float">
            <text:p>0</text:p>
          </table:table-cell>
          <table:table-cell table:style-name="ce12" table:formula="of:=[.G29]/[.$B$34]" office:value-type="float" office:value="0" calcext:value-type="float">
            <text:p>0</text:p>
          </table:table-cell>
          <table:table-cell table:style-name="ce20" office:value-type="string" calcext:value-type="string">
            <text:p>470R 040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3002</text:p>
          </table:table-cell>
          <table:table-cell table:style-name="ce11" office:value-type="string" calcext:value-type="string">
            <text:p>36-3002-ND</text:p>
          </table:table-cell>
          <table:table-cell table:formula="of:=IF([.D30]*[.B61]&lt;10; 0.47; 0.391)"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47" calcext:value-type="float">
            <text:p>0.47</text:p>
          </table:table-cell>
          <table:table-cell/>
          <table:table-cell table:formula="of:=IF([.F30]=&quot;y&quot;;3;0)" office:value-type="float" office:value="0" calcext:value-type="float">
            <text:p>0</text:p>
          </table:table-cell>
          <table:table-cell table:formula="of:=[.G30]/[.$B$34]" office:value-type="float" office:value="0" calcext:value-type="float">
            <text:p>0</text:p>
          </table:table-cell>
          <table:table-cell office:value-type="string" calcext:value-type="string">
            <text:p>CR2032 holder from Digikey. MFR Keystone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2"/>
          <table:table-cell/>
          <table:table-cell table:style-name="ce12"/>
          <table:table-cell table:style-name="ce12" table:formula="of:=[.C31]*[.D31]" office:value-type="float" office:value="0" calcext:value-type="float">
            <text:p>0</text:p>
          </table:table-cell>
          <table:table-cell table:style-name="ce12"/>
          <table:table-cell table:style-name="ce12" table:formula="of:=IF([.F31]=&quot;y&quot;;3;0)" office:value-type="float" office:value="0" calcext:value-type="float">
            <text:p>0</text:p>
          </table:table-cell>
          <table:table-cell table:style-name="ce12" table:formula="of:=[.G31]/[.$B$34]" office:value-type="float" office:value="0" calcext:value-type="float">
            <text:p>0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9" office:value-type="string" calcext:value-type="string">
            <text:p>Totals</text:p>
          </table:table-cell>
          <table:table-cell table:style-name="ce15" table:number-columns-repeated="3"/>
          <table:table-cell table:style-name="ce15" table:formula="of:=SUM([.E2:.E31])" office:value-type="float" office:value="3.0018" calcext:value-type="float">
            <text:p>3.0018</text:p>
          </table:table-cell>
          <table:table-cell table:style-name="ce15"/>
          <table:table-cell table:style-name="ce15" table:formula="of:=SUM([.G2:.G31])" office:value-type="float" office:value="18" calcext:value-type="float">
            <text:p>18</text:p>
          </table:table-cell>
          <table:table-cell table:style-name="ce15" table:formula="of:=SUM([.H2:.H31])" office:value-type="float" office:value="1.8" calcext:value-type="float">
            <text:p>1.8</text:p>
          </table:table-cell>
          <table:table-cell table:style-name="ce21"/>
          <table:table-cell table:number-columns-repeated="5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1])" office:value-type="float" office:value="3.0018" calcext:value-type="float">
            <text:p>3.0018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3]+SUM([.G2:.G31])/[.B34]" office:value-type="float" office:value="4.8018" calcext:value-type="float">
            <text:p>4.8018</text:p>
          </table:table-cell>
          <table:table-cell table:style-name="Default" table:formula="of:=SUM([.H2:.H23])" office:value-type="float" office:value="1.5" calcext:value-type="float">
            <text:p>1.5</text:p>
          </table:table-cell>
          <table:table-cell table:style-name="Default" office:value-type="string" calcext:value-type="string">
            <text:p>Number of extended parts: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ce3" table:formula="of:=[.E33]*[.B34]" office:value-type="float" office:value="30.018" calcext:value-type="float">
            <text:p>30.018</text:p>
          </table:table-cell>
          <table:table-cell table:style-name="Default"/>
          <table:table-cell table:style-name="ce17" table:formula="of:=[.G33]*[.B34]" office:value-type="float" office:value="48.018" calcext:value-type="float">
            <text:p>48.018</text:p>
          </table:table-cell>
          <table:table-cell table:style-name="Default"/>
          <table:table-cell table:style-name="Default" table:formula="of:=SUMPRODUCT([.G2:.G31];[.D2:.D31])/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hipping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3"/>
          <table:table-cell table:style-name="Default" office:value-type="string" calcext:value-type="string">
            <text:p>Total BOM + board cost</text:p>
          </table:table-cell>
          <table:table-cell table:style-name="ce3" table:formula="of:=[.G33]+2/5" office:value-type="float" office:value="5.2018" calcext:value-type="float">
            <text:p>5.201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unit cost with tariff and shipping</text:p>
          </table:table-cell>
          <table:table-cell table:style-name="Default" table:formula="of:=[.G35]*1.55 + [.B35]/[.B34]" office:value-type="float" office:value="10.56279" calcext:value-type="float">
            <text:p>10.56279</text:p>
          </table:table-cell>
          <table:table-cell table:style-name="Default"/>
          <table:table-cell table:style-name="Default" office:value-type="string" calcext:value-type="string">
            <text:p>Regulator cost</text:p>
          </table:table-cell>
          <table:table-cell table:formula="of:=[.E11]+[.G11]/[.B34]+[.E18]+[.G18]/[.B34]" office:value-type="float" office:value="0.894" calcext:value-type="float">
            <text:p>0.894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price</text:p>
          </table:table-cell>
          <table:table-cell table:style-name="Default" table:formula="of:=[.G36]*[.B34]" office:value-type="float" office:value="105.6279" calcext:value-type="float">
            <text:p>105.6279</text:p>
          </table:table-cell>
          <table:table-cell table:style-name="Default" table:number-columns-repeated="2"/>
          <table:table-cell table:number-columns-repeated="5"/>
        </table:table-row>
      </table:table>
      <table:table table:name="Power Budget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Battery to 3.3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00000272097482668486" calcext:value-type="float">
            <text:p>2.72097482668486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0.000554082987857144" calcext:value-type="float">
            <text:p>0.000554082987857144</text:p>
          </table:table-cell>
          <table:table-cell table:number-columns-repeated="6"/>
          <table:table-cell table:style-name="ce39" office:value-type="string" calcext:value-type="string" table:number-columns-spanned="2" table:number-rows-spanned="1">
            <text:p>Sleep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Run</text:p>
          </table:table-cell>
          <table:covered-table-cell table:style-name="ce39"/>
          <table:table-cell table:style-name="ce39" office:value-type="string" calcext:value-type="string" table:number-columns-spanned="3" table:number-rows-spanned="1">
            <text:p>Average</text:p>
          </table:table-cell>
          <table:covered-table-cell table:number-columns-repeated="2" table:style-name="ce39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([.D3]*[.E3]/[.F3])/[.B3]" office:value-type="float" office:value="0.00000136048741334243" calcext:value-type="float">
            <text:p>1.36048741334243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table:formula="of:=[.F2]" office:value-type="float" office:value="0.838" calcext:value-type="float">
            <text:p>0.838</text:p>
          </table:table-cell>
          <table:table-cell table:formula="of:=[.D3]*[.E3]*(1-[.F3])*1000" office:value-type="float" office:value="0.000554082987857144" calcext:value-type="float">
            <text:p>0.000554082987857144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On proportion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m32l011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23" calcext:value-type="float">
            <text:p>2.30E-07</text:p>
          </table:table-cell>
          <table:table-cell table:formula="of:=[.M4]*[.N4]" office:value-type="float" office:value="0.000000759" calcext:value-type="float">
            <text:p>0.000000759</text:p>
          </table:table-cell>
          <table:table-cell table:style-name="ce40" office:value-type="float" office:value="0.000152" calcext:value-type="float">
            <text:p>1.52E-04</text:p>
          </table:table-cell>
          <table:table-cell table:formula="of:=[.M4]*[.P4]" office:value-type="float" office:value="0.0005016" calcext:value-type="float">
            <text:p>0.0005016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N4]*(1-[.R4])+[.P4]*[.R4]" office:value-type="float" office:value="0.00000027215833333333" calcext:value-type="float">
            <text:p>2.72158333333333E-07</text:p>
          </table:table-cell>
          <table:table-cell table:formula="of:=[.S4]*[.M4]" office:value-type="float" office:value="0.0000008981225" calcext:value-type="float">
            <text:p>0.0000008981225</text:p>
          </table:table-cell>
          <table:table-cell office:value-type="string" calcext:value-type="string">
            <text:p>deep sleep, one for one second per hour at 2mH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ED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5]*[.N5]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formula="of:=[.M5]*[.P5]" office:value-type="float" office:value="0.02376" calcext:value-type="float">
            <text:p>0.02376</text:p>
          </table:table-cell>
          <table:table-cell table:formula="of:=(1/60)*1/24*1/7" office:value-type="float" office:value="0.0000992063492063492" calcext:value-type="float">
            <text:p>9.92063492063492E-05</text:p>
          </table:table-cell>
          <table:table-cell table:formula="of:=[.N5]*(1-[.R5])+[.P5]*[.R5]" office:value-type="float" office:value="0.00000071428571428572" calcext:value-type="float">
            <text:p>7.14285714285714E-07</text:p>
          </table:table-cell>
          <table:table-cell table:formula="of:=[.S5]*[.M5]" office:value-type="float" office:value="0.00000235714285714286" calcext:value-type="float">
            <text:p>2.35714285714286E-06</text:p>
          </table:table-cell>
          <table:table-cell office:value-type="string" calcext:value-type="string">
            <text:p>On for one minute per hour, one day a week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0"/>
          <table:table-cell office:value-type="string" calcext:value-type="string">
            <text:p>lm66200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N6]" office:value-type="float" office:value="0.000000165" calcext:value-type="float">
            <text:p>0.000000165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P6]" office:value-type="float" office:value="0.000000165" calcext:value-type="float">
            <text:p>0.000000165</text:p>
          </table:table-cell>
          <table:table-cell office:value-type="float" office:value="1" calcext:value-type="float">
            <text:p>1</text:p>
          </table:table-cell>
          <table:table-cell table:formula="of:=[.N6]*(1-[.R6])+[.P6]*[.R6]" office:value-type="float" office:value="0.00000005" calcext:value-type="float">
            <text:p>0.00000005</text:p>
          </table:table-cell>
          <table:table-cell table:formula="of:=[.S6]*[.M6]" office:value-type="float" office:value="0.000000165" calcext:value-type="float">
            <text:p>0.000000165</text:p>
          </table:table-cell>
          <table:table-cell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runtime (d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/>
          <table:table-cell table:formula="of:=[.M7]*[.P7]" office:value-type="float" office:value="0" calcext:value-type="float">
            <text:p>0</text:p>
          </table:table-cell>
          <table:table-cell/>
          <table:table-cell table:formula="of:=[.N7]*(1-[.R7])+[.P7]*[.R7]" office:value-type="float" office:value="0" calcext:value-type="float">
            <text:p>0</text:p>
          </table:table-cell>
          <table:table-cell table:formula="of:=[.S7]*[.M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41018.413045019" calcext:value-type="float">
            <text:p>441018.413045019</text:p>
          </table:table-cell>
          <table:table-cell table:formula="of:=[.D8]/24" office:value-type="float" office:value="18375.7672102091" calcext:value-type="float">
            <text:p>18375.7672102091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8]*[.N8]" office:value-type="float" office:value="0" calcext:value-type="float">
            <text:p>0</text:p>
          </table:table-cell>
          <table:table-cell/>
          <table:table-cell table:formula="of:=[.M8]*[.P8]" office:value-type="float" office:value="0" calcext:value-type="float">
            <text:p>0</text:p>
          </table:table-cell>
          <table:table-cell/>
          <table:table-cell table:formula="of:=[.N8]*(1-[.R8])+[.P8]*[.R8]" office:value-type="float" office:value="0" calcext:value-type="float">
            <text:p>0</text:p>
          </table:table-cell>
          <table:table-cell table:formula="of:=[.S8]*[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18788.360510455" calcext:value-type="float">
            <text:p>918788.360510455</text:p>
          </table:table-cell>
          <table:table-cell table:formula="of:=[.D9]/24" office:value-type="float" office:value="38282.8483546023" calcext:value-type="float">
            <text:p>38282.8483546023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9]*[.N9]" office:value-type="float" office:value="0" calcext:value-type="float">
            <text:p>0</text:p>
          </table:table-cell>
          <table:table-cell/>
          <table:table-cell table:formula="of:=[.M9]*[.P9]" office:value-type="float" office:value="0" calcext:value-type="float">
            <text:p>0</text:p>
          </table:table-cell>
          <table:table-cell/>
          <table:table-cell table:formula="of:=[.N9]*(1-[.R9])+[.P9]*[.R9]" office:value-type="float" office:value="0" calcext:value-type="float">
            <text:p>0</text:p>
          </table:table-cell>
          <table:table-cell table:formula="of:=[.S9]*[.M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C10]/1000)/[.$C$3]" office:value-type="float" office:value="73503.0688408364" calcext:value-type="float">
            <text:p>73503.0688408364</text:p>
          </table:table-cell>
          <table:table-cell table:formula="of:=[.D10]/24" office:value-type="float" office:value="3062.62786836818" calcext:value-type="float">
            <text:p>3062.62786836818</text:p>
          </table:table-cell>
          <table:table-cell office:value-type="string" calcext:value-type="string">
            <text:p>100 may be a bit convservative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 table:formula="of:=[.E17]" office:value-type="float" office:value="0" calcext:value-type="float">
            <text:p>0</text:p>
          </table:table-cell>
          <table:table-cell table:formula="of:=[.M10]*[.N10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M10]*[.P10]" office:value-type="float" office:value="0" calcext:value-type="float">
            <text:p>0</text:p>
          </table:table-cell>
          <table:table-cell/>
          <table:table-cell table:formula="of:=[.N10]*(1-[.R10])+[.P10]*[.R10]" office:value-type="float" office:value="0" calcext:value-type="float">
            <text:p>0</text:p>
          </table:table-cell>
          <table:table-cell table:formula="of:=[.S10]*[.M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32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formula="of:=([.C11]/1000)/[.$C$3]" office:value-type="float" office:value="161706.75144984" calcext:value-type="float">
            <text:p>161706.75144984</text:p>
          </table:table-cell>
          <table:table-cell table:formula="of:=[.D11]/24" office:value-type="float" office:value="6737.78131041001" calcext:value-type="float">
            <text:p>6737.78131041001</text:p>
          </table:table-cell>
          <table:table-cell table:number-columns-repeated="6"/>
          <table:table-cell table:style-name="ce3" office:value-type="string" calcext:value-type="string">
            <text:p>Total 3v3</text:p>
          </table:table-cell>
          <table:table-cell table:style-name="ce3"/>
          <table:table-cell table:style-name="ce3" table:formula="of:=SUM([.N4:.N10])" office:value-type="float" office:value="0.00000028" calcext:value-type="float">
            <text:p>0.00000028</text:p>
          </table:table-cell>
          <table:table-cell table:style-name="ce3" table:formula="of:=SUM([.O4:.O10])" office:value-type="float" office:value="0.000000924" calcext:value-type="float">
            <text:p>0.000000924</text:p>
          </table:table-cell>
          <table:table-cell table:style-name="ce3" table:formula="of:=SUM([.P4:.P10])" office:value-type="float" office:value="0.00735205" calcext:value-type="float">
            <text:p>0.00735205</text:p>
          </table:table-cell>
          <table:table-cell table:style-name="ce3" table:formula="of:=SUM([.Q4:.Q10])" office:value-type="float" office:value="0.024261765" calcext:value-type="float">
            <text:p>0.024261765</text:p>
          </table:table-cell>
          <table:table-cell/>
          <table:table-cell table:style-name="ce3" table:formula="of:=SUM([.S4:.S10])" office:value-type="float" office:value="0.00000103644404761905" calcext:value-type="float">
            <text:p>1.03644404761905E-06</text:p>
          </table:table-cell>
          <table:table-cell table:style-name="ce3" table:formula="of:=SUM([.T4:.T10])" office:value-type="float" office:value="0.00000342026535714286" calcext:value-type="float">
            <text:p>3.42026535714286E-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mA</text:p>
          </table:table-cell>
          <table:table-cell/>
          <table:table-cell table:formula="of:=[.N11]*1000" office:value-type="float" office:value="0.00028" calcext:value-type="float">
            <text:p>0.00028</text:p>
          </table:table-cell>
          <table:table-cell table:formula="of:=[.O11]*1000" office:value-type="float" office:value="0.000924" calcext:value-type="float">
            <text:p>0.000924</text:p>
          </table:table-cell>
          <table:table-cell table:formula="of:=[.P11]*1000" office:value-type="float" office:value="7.35205" calcext:value-type="float">
            <text:p>7.35205</text:p>
          </table:table-cell>
          <table:table-cell table:formula="of:=[.Q11]*1000" office:value-type="float" office:value="24.261765" calcext:value-type="float">
            <text:p>24.261765</text:p>
          </table:table-cell>
          <table:table-cell table:formula="of:=[.R11]*1000" office:value-type="float" office:value="0" calcext:value-type="float">
            <text:p>0</text:p>
          </table:table-cell>
          <table:table-cell table:formula="of:=[.S11]*1000" office:value-type="float" office:value="0.00103644404761905" calcext:value-type="float">
            <text:p>0.00103644404761905</text:p>
          </table:table-cell>
          <table:table-cell table:formula="of:=[.T11]*1000" office:value-type="float" office:value="0.00342026535714286" calcext:value-type="float">
            <text:p>0.0034202653571428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uA</text:p>
          </table:table-cell>
          <table:table-cell/>
          <table:table-cell table:formula="of:=[.N12]*1000" office:value-type="float" office:value="0.28" calcext:value-type="float">
            <text:p>0.28</text:p>
          </table:table-cell>
          <table:table-cell table:formula="of:=[.O12]*1000" office:value-type="float" office:value="0.924" calcext:value-type="float">
            <text:p>0.924</text:p>
          </table:table-cell>
          <table:table-cell table:formula="of:=[.P12]*1000" office:value-type="float" office:value="7352.05" calcext:value-type="float">
            <text:p>7352.05</text:p>
          </table:table-cell>
          <table:table-cell table:formula="of:=[.Q12]*1000" office:value-type="float" office:value="24261.765" calcext:value-type="float">
            <text:p>24261.765</text:p>
          </table:table-cell>
          <table:table-cell table:formula="of:=[.R12]*1000" office:value-type="float" office:value="0" calcext:value-type="float">
            <text:p>0</text:p>
          </table:table-cell>
          <table:table-cell table:formula="of:=[.S12]*1000" office:value-type="float" office:value="1.03644404761905" calcext:value-type="float">
            <text:p>1.03644404761905</text:p>
          </table:table-cell>
          <table:table-cell table:formula="of:=[.T12]*1000" office:value-type="float" office:value="3.42026535714286" calcext:value-type="float">
            <text:p>3.42026535714286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r2020 nominal down to 2V, and the L0x1 series can go down to 1.65V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bably don’t need a regulato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23T19:56:15.080469073</dc:date>
    <meta:editing-duration>P1DT14H37M46S</meta:editing-duration>
    <meta:editing-cycles>109</meta:editing-cycles>
    <meta:generator>LibreOffice/7.3.7.2$Linux_X86_64 LibreOffice_project/30$Build-2</meta:generator>
    <meta:document-statistic meta:table-count="2" meta:cell-count="472" meta:object-count="0"/>
  </office:meta>
</office:document-meta>
</file>